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AC04442553F7D5045C.png" manifest:media-type="image/png"/>
  <manifest:file-entry manifest:full-path="Pictures/1000020100000258000001AC9D7B67126DFC1E7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20pt" fo:font-weight="bold" officeooo:rsid="001c300c" officeooo:paragraph-rsid="001c300c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.66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73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ures</text:p>
      <text:p text:style-name="P1"/>
      <text:p text:style-name="P1"><draw:frame draw:style-name="fr1" draw:name="Image1" text:anchor-type="paragraph" svg:width="15.875cm" svg:height="10.661cm" draw:z-index="0"><draw:image xlink:href="Pictures/1000020100000258000001AC9D7B67126DFC1E72.png" xlink:type="simple" xlink:show="embed" xlink:actuate="onLoad"/></draw:frame></text:p>
      <text:p text:style-name="P1"/>
      <text:p text:style-name="P1"><draw:frame draw:style-name="fr2" draw:name="Image2" text:anchor-type="paragraph" svg:width="15.875cm" svg:height="10.59cm" draw:z-index="1"><draw:image xlink:href="Pictures/1000020100000258000001AC04442553F7D504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11-29T12:24:39.784959394</dc:date>
    <meta:editing-duration>PT3M24S</meta:editing-duration>
    <meta:editing-cycles>1</meta:editing-cycles>
    <meta:document-statistic meta:table-count="0" meta:image-count="2" meta:object-count="0" meta:page-count="1" meta:paragraph-count="1" meta:word-count="1" meta:character-count="8" meta:non-whitespace-character-count="8"/>
  </office:meta>
</office:document-meta>
</file>